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56e" officeooo:paragraph-rsid="0017a56e"/>
    </style:style>
    <style:style style:name="P2" style:family="paragraph" style:parent-style-name="Standard">
      <style:text-properties style:text-underline-style="none" officeooo:rsid="0017a56e" officeooo:paragraph-rsid="0017a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menas</text:p>
      <text:p text:style-name="P1"/>
      <text:p text:style-name="P1">Abejas</text:p>
      <text:p text:style-name="P1"><text:tab/>Reina</text:p>
      <text:p text:style-name="P1"><text:tab/>Obrera</text:p>
      <text:p text:style-name="P1"><text:tab/>Sánganos</text:p>
      <text:p text:style-name="P2"/>
      <text:p text:style-name="P1">Apicultor</text:p>
      <text:p text:style-name="P1"/>
      <text:p text:style-name="P1">Empresa</text:p>
      <text:p text:style-name="P1"/>
      <text:p text:style-name="P1">Vendedor</text:p>
      <text:p text:style-name="P1"/>
      <text:p text:style-name="P1">Proveedor</text:p>
      <text:p text:style-name="P1"/>
      <text:p text:style-name="P1">Lugar/Ubicación</text:p>
      <text:p text:style-name="P1"/>
      <text:p text:style-name="P1">Herramientas</text:p>
      <text:p text:style-name="P1"/>
      <text:p text:style-name="P1">Producción</text:p>
      <text:p text:style-name="P1"><text:tab/>Miel</text:p>
      <text:p text:style-name="P1"><text:tab/>Cera</text:p>
      <text:p text:style-name="P1"><text:tab/>Propole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8:38:06.895657017</meta:creation-date>
    <dc:date>2024-08-09T20:48:30.817457663</dc:date>
    <meta:editing-duration>PT16M46S</meta:editing-duration>
    <meta:editing-cycles>1</meta:editing-cycles>
    <meta:document-statistic meta:table-count="0" meta:image-count="0" meta:object-count="0" meta:page-count="1" meta:paragraph-count="15" meta:word-count="15" meta:character-count="125" meta:non-whitespace-character-count="119"/>
    <meta:generator>LibreOffice/24.2.4.2$Linux_X86_64 LibreOffice_project/420$Build-2</meta:generator>
  </office:meta>
</office:document-meta>
</file>